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2.492cm" style:rel-column-width="1414*"/>
    </style:style>
    <style:style style:name="Tabla1.B" style:family="table-column">
      <style:table-column-properties style:column-width="14.508cm" style:rel-column-width="8229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style:min-row-height="2.704cm"/>
    </style:style>
    <style:style style:name="Tabla1.A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margin-right="0.199cm"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22c" officeooo:paragraph-rsid="000bb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right="0.199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22c" officeooo:paragraph-rsid="000bb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right="0.199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253" officeooo:paragraph-rsid="000bc2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loext:graphic-properties draw:fill="none"/>
      <style:paragraph-properties fo:margin-left="0.6cm" fo:margin-right="0.3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22c" officeooo:paragraph-rsid="000bb22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bc253"/>
    </style:style>
    <style:style style:name="T2" style:family="text">
      <style:text-properties officeooo:rsid="000d4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To:</text:p>
          </table:table-cell>
          <table:table-cell table:style-name="Tabla1.A1" office:value-type="string">
            <text:p text:style-name="P4">Mc Millan, Smart Comp<text:span text:style-name="T2"> <text:s text:c="86"/></text:span></text:p>
          </table:table-cell>
        </table:table-row>
        <table:table-row table:style-name="Tabla1.1">
          <table:table-cell table:style-name="Tabla1.A2" office:value-type="string">
            <text:p text:style-name="P1">From:</text:p>
          </table:table-cell>
          <table:table-cell table:style-name="Tabla1.A2" office:value-type="string">
            <text:p text:style-name="P4">Henry Mc Dowell<text:span text:style-name="T2"> <text:s text:c="96"/></text:span></text:p>
          </table:table-cell>
        </table:table-row>
        <table:table-row table:style-name="Tabla1.1">
          <table:table-cell table:style-name="Tabla1.A2" office:value-type="string">
            <text:p text:style-name="P1">Subject:</text:p>
          </table:table-cell>
          <table:table-cell table:style-name="Tabla1.A2" office:value-type="string">
            <text:p text:style-name="P4">IT Support Technician<text:span text:style-name="T2"> <text:s text:c="89"/></text:span></text:p>
          </table:table-cell>
        </table:table-row>
        <table:table-row table:style-name="Tabla1.4">
          <table:table-cell table:style-name="Tabla1.A4" table:number-columns-spanned="2" office:value-type="string">
            <text:p text:style-name="P2">Dear Mr Millan</text:p>
            <text:p text:style-name="P2"/>
            <text:p text:style-name="P2">I'm writing in resp<text:span text:style-name="T1">onse to advertisement for an IT Technician on your official web-page.</text:span></text:p>
            <text:p text:style-name="P2"/>
            <text:p text:style-name="P3">I'm interested in applying for the job, so I hope you can consider my candidature for an interview.</text:p>
            <text:p text:style-name="P3">I would appreciate it if you could give me more information about shifts and job requirements.</text:p>
            <text:p text:style-name="P3"/>
            <text:p text:style-name="P3">Does the job involve to work overtime?</text:p>
            <text:p text:style-name="P3">I send you my CV in an attached file.</text:p>
            <text:p text:style-name="P3"/>
            <text:p text:style-name="P3">I look forward to hearing from you.</text:p>
            <text:p text:style-name="P3"/>
            <text:p text:style-name="P3">Yours sincerely,</text:p>
            <text:p text:style-name="P3"/>
            <text:p text:style-name="P3">Henry Mc Dowell</text:p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00:52:36.033687368</meta:creation-date>
    <dc:date>2024-02-11T01:14:01.828883160</dc:date>
    <meta:editing-duration>PT1M23S</meta:editing-duration>
    <meta:editing-cycles>1</meta:editing-cycles>
    <meta:document-statistic meta:table-count="1" meta:image-count="0" meta:object-count="0" meta:page-count="1" meta:paragraph-count="15" meta:word-count="92" meta:character-count="783" meta:non-whitespace-character-count="432"/>
    <meta:generator>LibreOffice/7.6.4.1$Linux_X86_64 LibreOffice_project/60$Build-1</meta:generator>
  </office:meta>
</office:document-meta>
</file>